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333.1pt"/>
    </style:style>
    <style:style style:name="co4" style:family="table-column">
      <style:table-column-properties fo:break-before="auto" style:column-width="46.4pt"/>
    </style:style>
    <style:style style:name="co5" style:family="table-column">
      <style:table-column-properties fo:break-before="auto" style:column-width="62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12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2.589326995253" calcext:value-type="float">
            <text:p>642.5893269953</text:p>
          </table:table-cell>
          <table:table-cell office:value-type="float" office:value="166.497228918651" calcext:value-type="float">
            <text:p>166.4972289187</text:p>
          </table:table-cell>
          <table:table-cell office:value-type="string" calcext:value-type="string">
            <text:p>[{'nOctaves': 1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74.25" calcext:value-type="float">
            <text:p>874.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6.012249235314" calcext:value-type="float">
            <text:p>666.0122492353</text:p>
          </table:table-cell>
          <table:table-cell office:value-type="float" office:value="126.019958448303" calcext:value-type="float">
            <text:p>126.0199584483</text:p>
          </table:table-cell>
          <table:table-cell office:value-type="string" calcext:value-type="string">
            <text:p>[{'nOctaves': 1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16.45" calcext:value-type="float">
            <text:p>1316.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8.177306108293" calcext:value-type="float">
            <text:p>668.1773061083</text:p>
          </table:table-cell>
          <table:table-cell office:value-type="float" office:value="114.13618182736" calcext:value-type="float">
            <text:p>114.1361818274</text:p>
          </table:table-cell>
          <table:table-cell office:value-type="string" calcext:value-type="string">
            <text:p>[{'nOctaves': 1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0.25" calcext:value-type="float">
            <text:p>540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3.986257644341" calcext:value-type="float">
            <text:p>663.9862576443</text:p>
          </table:table-cell>
          <table:table-cell office:value-type="float" office:value="109.2718709732" calcext:value-type="float">
            <text:p>109.2718709732</text:p>
          </table:table-cell>
          <table:table-cell office:value-type="string" calcext:value-type="string">
            <text:p>[{'nOctaves': 1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15.7" calcext:value-type="float">
            <text:p>3215.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7.203095719658" calcext:value-type="float">
            <text:p>687.2030957197</text:p>
          </table:table-cell>
          <table:table-cell office:value-type="float" office:value="108.958500694129" calcext:value-type="float">
            <text:p>108.9585006941</text:p>
          </table:table-cell>
          <table:table-cell office:value-type="string" calcext:value-type="string">
            <text:p>[{'nOctaves': 1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67.05" calcext:value-type="float">
            <text:p>1567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.080548204863" calcext:value-type="float">
            <text:p>760.0805482049</text:p>
          </table:table-cell>
          <table:table-cell office:value-type="float" office:value="87.8552956794453" calcext:value-type="float">
            <text:p>87.8552956794</text:p>
          </table:table-cell>
          <table:table-cell office:value-type="string" calcext:value-type="string">
            <text:p>[{'nOctaves': 1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95.25" calcext:value-type="float">
            <text:p>9695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2.48136759245" calcext:value-type="float">
            <text:p>682.4813675925</text:p>
          </table:table-cell>
          <table:table-cell office:value-type="float" office:value="84.7710886373741" calcext:value-type="float">
            <text:p>84.7710886374</text:p>
          </table:table-cell>
          <table:table-cell office:value-type="string" calcext:value-type="string">
            <text:p>[{'nOctaves': 1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182.35" calcext:value-type="float">
            <text:p>4182.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7.881441047552" calcext:value-type="float">
            <text:p>697.8814410476</text:p>
          </table:table-cell>
          <table:table-cell office:value-type="float" office:value="82.8145485372622" calcext:value-type="float">
            <text:p>82.8145485373</text:p>
          </table:table-cell>
          <table:table-cell office:value-type="string" calcext:value-type="string">
            <text:p>[{'nOctaves': 1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771.5" calcext:value-type="float">
            <text:p>2771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8.889030528066" calcext:value-type="float">
            <text:p>668.8890305281</text:p>
          </table:table-cell>
          <table:table-cell office:value-type="float" office:value="79.4326378970468" calcext:value-type="float">
            <text:p>79.432637897</text:p>
          </table:table-cell>
          <table:table-cell office:value-type="string" calcext:value-type="string">
            <text:p>[{'nOctaves': 3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18.05" calcext:value-type="float">
            <text:p>818.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8.083080774359" calcext:value-type="float">
            <text:p>678.0830807744</text:p>
          </table:table-cell>
          <table:table-cell office:value-type="float" office:value="70.5752915723557" calcext:value-type="float">
            <text:p>70.5752915724</text:p>
          </table:table-cell>
          <table:table-cell office:value-type="string" calcext:value-type="string">
            <text:p>[{'nOctaves': 3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08.5" calcext:value-type="float">
            <text:p>2808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5.391196920988" calcext:value-type="float">
            <text:p>685.391196921</text:p>
          </table:table-cell>
          <table:table-cell office:value-type="float" office:value="69.9436016348067" calcext:value-type="float">
            <text:p>69.9436016348</text:p>
          </table:table-cell>
          <table:table-cell office:value-type="string" calcext:value-type="string">
            <text:p>[{'nOctaves': 1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082.2" calcext:value-type="float">
            <text:p>908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1.280179337971" calcext:value-type="float">
            <text:p>691.280179338</text:p>
          </table:table-cell>
          <table:table-cell office:value-type="float" office:value="66.4061807168132" calcext:value-type="float">
            <text:p>66.4061807168</text:p>
          </table:table-cell>
          <table:table-cell office:value-type="string" calcext:value-type="string">
            <text:p>[{'nOctaves': 1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364.3" calcext:value-type="float">
            <text:p>20364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1.309517590032" calcext:value-type="float">
            <text:p>711.30951759</text:p>
          </table:table-cell>
          <table:table-cell office:value-type="float" office:value="66.3239900394626" calcext:value-type="float">
            <text:p>66.3239900395</text:p>
          </table:table-cell>
          <table:table-cell office:value-type="string" calcext:value-type="string">
            <text:p>[{'nOctaves': 1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33.95" calcext:value-type="float">
            <text:p>6933.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8.991099161949" calcext:value-type="float">
            <text:p>668.9910991619</text:p>
          </table:table-cell>
          <table:table-cell office:value-type="float" office:value="65.6661873377247" calcext:value-type="float">
            <text:p>65.6661873377</text:p>
          </table:table-cell>
          <table:table-cell office:value-type="string" calcext:value-type="string">
            <text:p>[{'nOctaves': 7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70.95" calcext:value-type="float">
            <text:p>1270.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0.128494603426" calcext:value-type="float">
            <text:p>670.1284946034</text:p>
          </table:table-cell>
          <table:table-cell office:value-type="float" office:value="65.6661873377247" calcext:value-type="float">
            <text:p>65.6661873377</text:p>
          </table:table-cell>
          <table:table-cell office:value-type="string" calcext:value-type="string">
            <text:p>[{'nOctaves': 5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70.95" calcext:value-type="float">
            <text:p>1270.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9.21461175833" calcext:value-type="float">
            <text:p>649.2146117583</text:p>
          </table:table-cell>
          <table:table-cell office:value-type="float" office:value="65.6298326112489" calcext:value-type="float">
            <text:p>65.6298326112</text:p>
          </table:table-cell>
          <table:table-cell office:value-type="string" calcext:value-type="string">
            <text:p>[{'nOctaves': 3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94.55" calcext:value-type="float">
            <text:p>5594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3.363263336156" calcext:value-type="float">
            <text:p>673.3632633362</text:p>
          </table:table-cell>
          <table:table-cell office:value-type="float" office:value="65.1770875800815" calcext:value-type="float">
            <text:p>65.1770875801</text:p>
          </table:table-cell>
          <table:table-cell office:value-type="string" calcext:value-type="string">
            <text:p>[{'nOctaves': 3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34.8" calcext:value-type="float">
            <text:p>9434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8.703919765822" calcext:value-type="float">
            <text:p>678.7039197658</text:p>
          </table:table-cell>
          <table:table-cell office:value-type="float" office:value="64.2561983645886" calcext:value-type="float">
            <text:p>64.2561983646</text:p>
          </table:table-cell>
          <table:table-cell office:value-type="string" calcext:value-type="string">
            <text:p>[{'nOctaves': 5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28.6" calcext:value-type="float">
            <text:p>3628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.263909655521" calcext:value-type="float">
            <text:p>679.2639096555</text:p>
          </table:table-cell>
          <table:table-cell office:value-type="float" office:value="64.2561983645886" calcext:value-type="float">
            <text:p>64.2561983646</text:p>
          </table:table-cell>
          <table:table-cell office:value-type="string" calcext:value-type="string">
            <text:p>[{'nOctaves': 7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28.6" calcext:value-type="float">
            <text:p>3628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7.502433298074" calcext:value-type="float">
            <text:p>677.5024332981</text:p>
          </table:table-cell>
          <table:table-cell office:value-type="float" office:value="62.4383132515453" calcext:value-type="float">
            <text:p>62.4383132515</text:p>
          </table:table-cell>
          <table:table-cell office:value-type="string" calcext:value-type="string">
            <text:p>[{'nOctaves': 7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593.15" calcext:value-type="float">
            <text:p>10593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5.760821150988" calcext:value-type="float">
            <text:p>675.760821151</text:p>
          </table:table-cell>
          <table:table-cell office:value-type="float" office:value="62.4383132515453" calcext:value-type="float">
            <text:p>62.4383132515</text:p>
          </table:table-cell>
          <table:table-cell office:value-type="string" calcext:value-type="string">
            <text:p>[{'nOctaves': 5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593.15" calcext:value-type="float">
            <text:p>10593.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0.215579755284" calcext:value-type="float">
            <text:p>650.2155797553</text:p>
          </table:table-cell>
          <table:table-cell office:value-type="float" office:value="61.9523813075411" calcext:value-type="float">
            <text:p>61.9523813075</text:p>
          </table:table-cell>
          <table:table-cell office:value-type="string" calcext:value-type="string">
            <text:p>[{'nOctaves': 7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19.75" calcext:value-type="float">
            <text:p>6619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0.458771817022" calcext:value-type="float">
            <text:p>650.458771817</text:p>
          </table:table-cell>
          <table:table-cell office:value-type="float" office:value="61.9523813075411" calcext:value-type="float">
            <text:p>61.9523813075</text:p>
          </table:table-cell>
          <table:table-cell office:value-type="string" calcext:value-type="string">
            <text:p>[{'nOctaves': 5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19.75" calcext:value-type="float">
            <text:p>6619.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2.023878076876" calcext:value-type="float">
            <text:p>702.0238780769</text:p>
          </table:table-cell>
          <table:table-cell office:value-type="float" office:value="59.2793589084219" calcext:value-type="float">
            <text:p>59.2793589084</text:p>
          </table:table-cell>
          <table:table-cell office:value-type="string" calcext:value-type="string">
            <text:p>[{'nOctaves': 1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863.9" calcext:value-type="float">
            <text:p>13863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.188176145309" calcext:value-type="float">
            <text:p>758.1881761453</text:p>
          </table:table-cell>
          <table:table-cell office:value-type="float" office:value="58.1055212358496" calcext:value-type="float">
            <text:p>58.1055212358</text:p>
          </table:table-cell>
          <table:table-cell office:value-type="string" calcext:value-type="string">
            <text:p>[{'nOctaves': 3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587.35" calcext:value-type="float">
            <text:p>28587.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1.227320614876" calcext:value-type="float">
            <text:p>681.2273206149</text:p>
          </table:table-cell>
          <table:table-cell office:value-type="float" office:value="58.070135285859" calcext:value-type="float">
            <text:p>58.0701352859</text:p>
          </table:table-cell>
          <table:table-cell office:value-type="string" calcext:value-type="string">
            <text:p>[{'nOctaves': 3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52.45" calcext:value-type="float">
            <text:p>2552.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85.274933399315" calcext:value-type="float">
            <text:p>685.2749333993</text:p>
          </table:table-cell>
          <table:table-cell office:value-type="float" office:value="57.5600253371247" calcext:value-type="float">
            <text:p>57.5600253371</text:p>
          </table:table-cell>
          <table:table-cell office:value-type="string" calcext:value-type="string">
            <text:p>[{'nOctaves': 3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86.8" calcext:value-type="float">
            <text:p>378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2.905656010457" calcext:value-type="float">
            <text:p>702.9056560105</text:p>
          </table:table-cell>
          <table:table-cell office:value-type="float" office:value="57.3784652348365" calcext:value-type="float">
            <text:p>57.3784652348</text:p>
          </table:table-cell>
          <table:table-cell office:value-type="string" calcext:value-type="string">
            <text:p>[{'nOctaves': 5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789.4" calcext:value-type="float">
            <text:p>29789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2.840302965711" calcext:value-type="float">
            <text:p>702.8403029657</text:p>
          </table:table-cell>
          <table:table-cell office:value-type="float" office:value="57.3784652348365" calcext:value-type="float">
            <text:p>57.3784652348</text:p>
          </table:table-cell>
          <table:table-cell office:value-type="string" calcext:value-type="string">
            <text:p>[{'nOctaves': 7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789.4" calcext:value-type="float">
            <text:p>29789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2.862053370575" calcext:value-type="float">
            <text:p>682.8620533706</text:p>
          </table:table-cell>
          <table:table-cell office:value-type="float" office:value="56.8013817523226" calcext:value-type="float">
            <text:p>56.8013817523</text:p>
          </table:table-cell>
          <table:table-cell office:value-type="string" calcext:value-type="string">
            <text:p>[{'nOctaves': 5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10.05" calcext:value-type="float">
            <text:p>3110.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3.85805562009" calcext:value-type="float">
            <text:p>683.8580556201</text:p>
          </table:table-cell>
          <table:table-cell office:value-type="float" office:value="56.8013817523226" calcext:value-type="float">
            <text:p>56.8013817523</text:p>
          </table:table-cell>
          <table:table-cell office:value-type="string" calcext:value-type="string">
            <text:p>[{'nOctaves': 7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10.05" calcext:value-type="float">
            <text:p>3110.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6.289152829436" calcext:value-type="float">
            <text:p>666.2891528294</text:p>
          </table:table-cell>
          <table:table-cell office:value-type="float" office:value="56.6648315211741" calcext:value-type="float">
            <text:p>56.6648315212</text:p>
          </table:table-cell>
          <table:table-cell office:value-type="string" calcext:value-type="string">
            <text:p>[{'nOctaves': 7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02.85" calcext:value-type="float">
            <text:p>4302.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5.272108282949" calcext:value-type="float">
            <text:p>675.272108283</text:p>
          </table:table-cell>
          <table:table-cell office:value-type="float" office:value="56.6648315211741" calcext:value-type="float">
            <text:p>56.6648315212</text:p>
          </table:table-cell>
          <table:table-cell office:value-type="string" calcext:value-type="string">
            <text:p>[{'nOctaves': 5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02.85" calcext:value-type="float">
            <text:p>4302.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7.6472655299" calcext:value-type="float">
            <text:p>697.6472655299</text:p>
          </table:table-cell>
          <table:table-cell office:value-type="float" office:value="55.5244287585897" calcext:value-type="float">
            <text:p>55.5244287586</text:p>
          </table:table-cell>
          <table:table-cell office:value-type="string" calcext:value-type="string">
            <text:p>[{'nOctaves': 3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719.3" calcext:value-type="float">
            <text:p>7719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9.729821917517" calcext:value-type="float">
            <text:p>729.7298219175</text:p>
          </table:table-cell>
          <table:table-cell office:value-type="float" office:value="55.3012897232212" calcext:value-type="float">
            <text:p>55.3012897232</text:p>
          </table:table-cell>
          <table:table-cell office:value-type="string" calcext:value-type="string">
            <text:p>[{'nOctaves': 1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950.05" calcext:value-type="float">
            <text:p>36950.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3.272464542845" calcext:value-type="float">
            <text:p>663.2724645428</text:p>
          </table:table-cell>
          <table:table-cell office:value-type="float" office:value="54.8445748834387" calcext:value-type="float">
            <text:p>54.8445748834</text:p>
          </table:table-cell>
          <table:table-cell office:value-type="string" calcext:value-type="string">
            <text:p>[{'nOctaves': 3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717.45" calcext:value-type="float">
            <text:p>4717.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9.86365714352" calcext:value-type="float">
            <text:p>699.8636571435</text:p>
          </table:table-cell>
          <table:table-cell office:value-type="float" office:value="54.4774402579545" calcext:value-type="float">
            <text:p>54.477440258</text:p>
          </table:table-cell>
          <table:table-cell office:value-type="string" calcext:value-type="string">
            <text:p>[{'nOctaves': 5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613.8" calcext:value-type="float">
            <text:p>8613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0.717495446157" calcext:value-type="float">
            <text:p>700.7174954462</text:p>
          </table:table-cell>
          <table:table-cell office:value-type="float" office:value="54.4774402579545" calcext:value-type="float">
            <text:p>54.477440258</text:p>
          </table:table-cell>
          <table:table-cell office:value-type="string" calcext:value-type="string">
            <text:p>[{'nOctaves': 7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613.8" calcext:value-type="float">
            <text:p>8613.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1.099351392026" calcext:value-type="float">
            <text:p>641.099351392</text:p>
          </table:table-cell>
          <table:table-cell office:value-type="float" office:value="54.1676627324247" calcext:value-type="float">
            <text:p>54.1676627324</text:p>
          </table:table-cell>
          <table:table-cell office:value-type="string" calcext:value-type="string">
            <text:p>[{'nOctaves': 5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97.7" calcext:value-type="float">
            <text:p>5197.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1.020677206569" calcext:value-type="float">
            <text:p>651.0206772066</text:p>
          </table:table-cell>
          <table:table-cell office:value-type="float" office:value="54.1676627324247" calcext:value-type="float">
            <text:p>54.1676627324</text:p>
          </table:table-cell>
          <table:table-cell office:value-type="string" calcext:value-type="string">
            <text:p>[{'nOctaves': 7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97.7" calcext:value-type="float">
            <text:p>5197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4.45828306523" calcext:value-type="float">
            <text:p>714.4582830652</text:p>
          </table:table-cell>
          <table:table-cell office:value-type="float" office:value="53.6667984800636" calcext:value-type="float">
            <text:p>53.6667984801</text:p>
          </table:table-cell>
          <table:table-cell office:value-type="string" calcext:value-type="string">
            <text:p>[{'nOctaves': 3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097.25" calcext:value-type="float">
            <text:p>11097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9.459145911876" calcext:value-type="float">
            <text:p>719.4591459119</text:p>
          </table:table-cell>
          <table:table-cell office:value-type="float" office:value="53.046296328882" calcext:value-type="float">
            <text:p>53.0462963289</text:p>
          </table:table-cell>
          <table:table-cell office:value-type="string" calcext:value-type="string">
            <text:p>[{'nOctaves': 7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924.35" calcext:value-type="float">
            <text:p>11924.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6.091539804681" calcext:value-type="float">
            <text:p>716.0915398047</text:p>
          </table:table-cell>
          <table:table-cell office:value-type="float" office:value="53.046296328882" calcext:value-type="float">
            <text:p>53.0462963289</text:p>
          </table:table-cell>
          <table:table-cell office:value-type="string" calcext:value-type="string">
            <text:p>[{'nOctaves': 5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924.35" calcext:value-type="float">
            <text:p>11924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3.818114991154" calcext:value-type="float">
            <text:p>753.8181149912</text:p>
          </table:table-cell>
          <table:table-cell office:value-type="float" office:value="52.12833551118" calcext:value-type="float">
            <text:p>52.1283355112</text:p>
          </table:table-cell>
          <table:table-cell office:value-type="string" calcext:value-type="string">
            <text:p>[{'nOctaves': 1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246.45" calcext:value-type="float">
            <text:p>46246.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6.255084822758" calcext:value-type="float">
            <text:p>696.2550848228</text:p>
          </table:table-cell>
          <table:table-cell office:value-type="float" office:value="51.8796185381794" calcext:value-type="float">
            <text:p>51.8796185382</text:p>
          </table:table-cell>
          <table:table-cell office:value-type="string" calcext:value-type="string">
            <text:p>[{'nOctaves': 3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83.35" calcext:value-type="float">
            <text:p>14283.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9.064781689606" calcext:value-type="float">
            <text:p>699.0647816896</text:p>
          </table:table-cell>
          <table:table-cell office:value-type="float" office:value="51.2736691634484" calcext:value-type="float">
            <text:p>51.2736691634</text:p>
          </table:table-cell>
          <table:table-cell office:value-type="string" calcext:value-type="string">
            <text:p>[{'nOctaves': 7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362.5" calcext:value-type="float">
            <text:p>15362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8.474985804514" calcext:value-type="float">
            <text:p>698.4749858045</text:p>
          </table:table-cell>
          <table:table-cell office:value-type="float" office:value="51.2736691634484" calcext:value-type="float">
            <text:p>51.2736691634</text:p>
          </table:table-cell>
          <table:table-cell office:value-type="string" calcext:value-type="string">
            <text:p>[{'nOctaves': 5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362.5" calcext:value-type="float">
            <text:p>15362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6.966190041963" calcext:value-type="float">
            <text:p>726.966190042</text:p>
          </table:table-cell>
          <table:table-cell office:value-type="float" office:value="51.1093102546604" calcext:value-type="float">
            <text:p>51.1093102547</text:p>
          </table:table-cell>
          <table:table-cell office:value-type="string" calcext:value-type="string">
            <text:p>[{'nOctaves': 3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587.5" calcext:value-type="float">
            <text:p>1358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3.863111073911" calcext:value-type="float">
            <text:p>703.8631110739</text:p>
          </table:table-cell>
          <table:table-cell office:value-type="float" office:value="50.8309321106641" calcext:value-type="float">
            <text:p>50.8309321107</text:p>
          </table:table-cell>
          <table:table-cell office:value-type="string" calcext:value-type="string">
            <text:p>[{'nOctaves': 3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736.75" calcext:value-type="float">
            <text:p>22736.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8.157257607594" calcext:value-type="float">
            <text:p>728.1572576076</text:p>
          </table:table-cell>
          <table:table-cell office:value-type="float" office:value="50.6784335295387" calcext:value-type="float">
            <text:p>50.6784335295</text:p>
          </table:table-cell>
          <table:table-cell office:value-type="string" calcext:value-type="string">
            <text:p>[{'nOctaves': 7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364.7" calcext:value-type="float">
            <text:p>14364.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7.064804710215" calcext:value-type="float">
            <text:p>727.0648047102</text:p>
          </table:table-cell>
          <table:table-cell office:value-type="float" office:value="50.6784335295387" calcext:value-type="float">
            <text:p>50.6784335295</text:p>
          </table:table-cell>
          <table:table-cell office:value-type="string" calcext:value-type="string">
            <text:p>[{'nOctaves': 5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364.7" calcext:value-type="float">
            <text:p>14364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6.09679790606" calcext:value-type="float">
            <text:p>706.0967979061</text:p>
          </table:table-cell>
          <table:table-cell office:value-type="float" office:value="50.3803058025474" calcext:value-type="float">
            <text:p>50.3803058025</text:p>
          </table:table-cell>
          <table:table-cell office:value-type="string" calcext:value-type="string">
            <text:p>[{'nOctaves': 5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930.95" calcext:value-type="float">
            <text:p>23930.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6.541351171705" calcext:value-type="float">
            <text:p>706.5413511717</text:p>
          </table:table-cell>
          <table:table-cell office:value-type="float" office:value="50.3803058025474" calcext:value-type="float">
            <text:p>50.3803058025</text:p>
          </table:table-cell>
          <table:table-cell office:value-type="string" calcext:value-type="string">
            <text:p>[{'nOctaves': 7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930.95" calcext:value-type="float">
            <text:p>23930.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8.007218403835" calcext:value-type="float">
            <text:p>718.0072184038</text:p>
          </table:table-cell>
          <table:table-cell office:value-type="float" office:value="49.6044849170849" calcext:value-type="float">
            <text:p>49.6044849171</text:p>
          </table:table-cell>
          <table:table-cell office:value-type="string" calcext:value-type="string">
            <text:p>[{'nOctaves': 3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424.85" calcext:value-type="float">
            <text:p>20424.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2.072204116828" calcext:value-type="float">
            <text:p>732.0722041168</text:p>
          </table:table-cell>
          <table:table-cell office:value-type="float" office:value="49.2566590233568" calcext:value-type="float">
            <text:p>49.2566590234</text:p>
          </table:table-cell>
          <table:table-cell office:value-type="string" calcext:value-type="string">
            <text:p>[{'nOctaves': 7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419.35" calcext:value-type="float">
            <text:p>21419.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9.596456363014" calcext:value-type="float">
            <text:p>719.596456363</text:p>
          </table:table-cell>
          <table:table-cell office:value-type="float" office:value="49.2566590233568" calcext:value-type="float">
            <text:p>49.2566590234</text:p>
          </table:table-cell>
          <table:table-cell office:value-type="string" calcext:value-type="string">
            <text:p>[{'nOctaves': 5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419.35" calcext:value-type="float">
            <text:p>21419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1.572334914547" calcext:value-type="float">
            <text:p>731.5723349145</text:p>
          </table:table-cell>
          <table:table-cell office:value-type="float" office:value="47.8898477926952" calcext:value-type="float">
            <text:p>47.8898477927</text:p>
          </table:table-cell>
          <table:table-cell office:value-type="string" calcext:value-type="string">
            <text:p>[{'nOctaves': 3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2445.25" calcext:value-type="float">
            <text:p>32445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5.519317570355" calcext:value-type="float">
            <text:p>755.5193175704</text:p>
          </table:table-cell>
          <table:table-cell office:value-type="float" office:value="47.6957008629023" calcext:value-type="float">
            <text:p>47.6957008629</text:p>
          </table:table-cell>
          <table:table-cell office:value-type="string" calcext:value-type="string">
            <text:p>[{'nOctaves': 3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624.35" calcext:value-type="float">
            <text:p>56624.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4.730869253259" calcext:value-type="float">
            <text:p>734.7308692533</text:p>
          </table:table-cell>
          <table:table-cell office:value-type="float" office:value="47.6550226137876" calcext:value-type="float">
            <text:p>47.6550226138</text:p>
          </table:table-cell>
          <table:table-cell office:value-type="string" calcext:value-type="string">
            <text:p>[{'nOctaves': 7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547.4" calcext:value-type="float">
            <text:p>33547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3.071480564046" calcext:value-type="float">
            <text:p>733.071480564</text:p>
          </table:table-cell>
          <table:table-cell office:value-type="float" office:value="47.6550226137876" calcext:value-type="float">
            <text:p>47.6550226138</text:p>
          </table:table-cell>
          <table:table-cell office:value-type="string" calcext:value-type="string">
            <text:p>[{'nOctaves': 5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3547.4" calcext:value-type="float">
            <text:p>33547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7.281679076562" calcext:value-type="float">
            <text:p>757.2816790766</text:p>
          </table:table-cell>
          <table:table-cell office:value-type="float" office:value="47.5546258311186" calcext:value-type="float">
            <text:p>47.5546258311</text:p>
          </table:table-cell>
          <table:table-cell office:value-type="string" calcext:value-type="string">
            <text:p>[{'nOctaves': 7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848.25" calcext:value-type="float">
            <text:p>57848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6.452354617824" calcext:value-type="float">
            <text:p>756.4523546178</text:p>
          </table:table-cell>
          <table:table-cell office:value-type="float" office:value="47.5546258311186" calcext:value-type="float">
            <text:p>47.5546258311</text:p>
          </table:table-cell>
          <table:table-cell office:value-type="string" calcext:value-type="string">
            <text:p>[{'nOctaves': 5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848.25" calcext:value-type="float">
            <text:p>57848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7.721289300107" calcext:value-type="float">
            <text:p>747.7212893001</text:p>
          </table:table-cell>
          <table:table-cell office:value-type="float" office:value="47.3418471474497" calcext:value-type="float">
            <text:p>47.3418471474</text:p>
          </table:table-cell>
          <table:table-cell office:value-type="string" calcext:value-type="string">
            <text:p>[{'nOctaves': 3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636" calcext:value-type="float">
            <text:p>246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9.638406680341" calcext:value-type="float">
            <text:p>749.6384066803</text:p>
          </table:table-cell>
          <table:table-cell office:value-type="float" office:value="47.0978570943649" calcext:value-type="float">
            <text:p>47.0978570944</text:p>
          </table:table-cell>
          <table:table-cell office:value-type="string" calcext:value-type="string">
            <text:p>[{'nOctaves': 5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569.2" calcext:value-type="float">
            <text:p>25569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8.279773462206" calcext:value-type="float">
            <text:p>748.2797734622</text:p>
          </table:table-cell>
          <table:table-cell office:value-type="float" office:value="47.0978570943649" calcext:value-type="float">
            <text:p>47.0978570944</text:p>
          </table:table-cell>
          <table:table-cell office:value-type="string" calcext:value-type="string">
            <text:p>[{'nOctaves': 7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569.2" calcext:value-type="float">
            <text:p>25569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0.227944231097" calcext:value-type="float">
            <text:p>750.2279442311</text:p>
          </table:table-cell>
          <table:table-cell office:value-type="float" office:value="45.8714517812301" calcext:value-type="float">
            <text:p>45.8714517812</text:p>
          </table:table-cell>
          <table:table-cell office:value-type="string" calcext:value-type="string">
            <text:p>[{'nOctaves': 3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609.6" calcext:value-type="float">
            <text:p>38609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6.399200169661" calcext:value-type="float">
            <text:p>746.3992001697</text:p>
          </table:table-cell>
          <table:table-cell office:value-type="float" office:value="45.7045056706378" calcext:value-type="float">
            <text:p>45.7045056706</text:p>
          </table:table-cell>
          <table:table-cell office:value-type="string" calcext:value-type="string">
            <text:p>[{'nOctaves': 7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647.4" calcext:value-type="float">
            <text:p>39647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3.074909422948" calcext:value-type="float">
            <text:p>753.0749094229</text:p>
          </table:table-cell>
          <table:table-cell office:value-type="float" office:value="45.7045056706378" calcext:value-type="float">
            <text:p>45.7045056706</text:p>
          </table:table-cell>
          <table:table-cell office:value-type="string" calcext:value-type="string">
            <text:p>[{'nOctaves': 5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647.4" calcext:value-type="float">
            <text:p>3964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5.531198768327" calcext:value-type="float">
            <text:p>795.5311987683</text:p>
          </table:table-cell>
          <table:table-cell office:value-type="float" office:value="44.6390717815093" calcext:value-type="float">
            <text:p>44.6390717815</text:p>
          </table:table-cell>
          <table:table-cell office:value-type="string" calcext:value-type="string">
            <text:p>[{'nOctaves': 3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7078.3" calcext:value-type="float">
            <text:p>7707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.655047124726" calcext:value-type="float">
            <text:p>796.6550471247</text:p>
          </table:table-cell>
          <table:table-cell office:value-type="float" office:value="44.5734025513851" calcext:value-type="float">
            <text:p>44.5734025514</text:p>
          </table:table-cell>
          <table:table-cell office:value-type="string" calcext:value-type="string">
            <text:p>[{'nOctaves': 7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8198.5" calcext:value-type="float">
            <text:p>78198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.214738469568" calcext:value-type="float">
            <text:p>796.2147384696</text:p>
          </table:table-cell>
          <table:table-cell office:value-type="float" office:value="44.5734025513851" calcext:value-type="float">
            <text:p>44.5734025514</text:p>
          </table:table-cell>
          <table:table-cell office:value-type="string" calcext:value-type="string">
            <text:p>[{'nOctaves': 5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8198.5" calcext:value-type="float">
            <text:p>78198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5.517528883996" calcext:value-type="float">
            <text:p>835.517528884</text:p>
          </table:table-cell>
          <table:table-cell office:value-type="float" office:value="43.38709348104" calcext:value-type="float">
            <text:p>43.387093481</text:p>
          </table:table-cell>
          <table:table-cell office:value-type="string" calcext:value-type="string">
            <text:p>[{'nOctaves': 3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7451.65" calcext:value-type="float">
            <text:p>87451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4.615097243662" calcext:value-type="float">
            <text:p>844.6150972437</text:p>
          </table:table-cell>
          <table:table-cell office:value-type="float" office:value="43.3278825191728" calcext:value-type="float">
            <text:p>43.3278825192</text:p>
          </table:table-cell>
          <table:table-cell office:value-type="string" calcext:value-type="string">
            <text:p>[{'nOctaves': 7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509.65" calcext:value-type="float">
            <text:p>88509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4.730570064273" calcext:value-type="float">
            <text:p>844.7305700643</text:p>
          </table:table-cell>
          <table:table-cell office:value-type="float" office:value="43.3278825191728" calcext:value-type="float">
            <text:p>43.3278825192</text:p>
          </table:table-cell>
          <table:table-cell office:value-type="string" calcext:value-type="string">
            <text:p>[{'nOctaves': 5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509.65" calcext:value-type="float">
            <text:p>88509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1:56:45.881606346</dc:date>
    <meta:editing-duration>PT19M18S</meta:editing-duration>
    <meta:editing-cycles>1</meta:editing-cycles>
    <meta:document-statistic meta:table-count="1" meta:cell-count="449" meta:object-count="0"/>
    <meta:generator>LibreOffice/5.1.6.2$Linux_X86_64 LibreOffice_project/10m0$Build-2</meta:generator>
  </office:meta>
</office:document-meta>
</file>